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bfb6" officeooo:paragraph-rsid="000cbf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75c2" officeooo:paragraph-rsid="000e75c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cbfb6" officeooo:paragraph-rsid="000cbfb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75c2" officeooo:paragraph-rsid="000e75c2" style:font-weight-asian="normal" style:font-weight-complex="normal"/>
    </style:style>
    <style:style style:name="T1" style:family="text">
      <style:text-properties officeooo:rsid="000e75c2"/>
    </style:style>
    <style:style style:name="T2" style:family="text">
      <style:text-properties officeooo:rsid="000f9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Assignment 3: Evaluating Deep Learning Models</text:p>
      <text:p text:style-name="P3"/>
      <text:p text:style-name="P3">Adam Torek</text:p>
      <text:p text:style-name="P3">Professor: Jun Zhuang</text:p>
      <text:p text:style-name="P3">CS 597: Special Topics in Deep Learning</text:p>
      <text:p text:style-name="P3">Spring 2025 <text:span text:style-name="T1">Semester</text:span></text:p>
      <text:p text:style-name="P3"/>
      <text:p text:style-name="P2">Part 1: Explaining Evaluation Metrics For Deep Learning Models</text:p>
      <text:p text:style-name="P2"/>
      <text:p text:style-name="P4"><text:tab/>Accuracy: This metric measures how many labels are correctly predicted by a model vs the total number of labels in the dataset. This metric can be used with multi-label as well as binary labeled data. However, this metric can be skewed <text:span text:style-name="T2">because of imbalanced labels, resulting in results that can look better or worse than they should be.</text:span></text:p>
      <text:p text:style-name="P4"/>
      <text:p text:style-name="P4"><text:tab/>Precision: <text:span text:style-name="T2">Measures the number of true positives labeled by a model divided by the sum of the false positives plus true positives. This metric is used for binary classification tasks and is used to show how good a given model is at avoiding false positives. A precision score of 1 would indicate all of the positives labeled by the model are true positives, thus showing it is correctly able to label all of the positive examples in a given dataset. A score of 0 would show the model is completely unable to predict true positives in a given dataset.</text:span></text:p>
      <text:p text:style-name="P4"/>
      <text:p text:style-name="P4"><text:tab/>Recall:</text:p>
      <text:p text:style-name="P4"/>
      <text:p text:style-name="P4"><text:tab/>F1-Score:</text:p>
      <text:p text:style-name="P4"/>
      <text:p text:style-name="P4"><text:tab/>ROC Curve and AUC Curve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09:33:39.683286052</meta:creation-date>
    <meta:generator>LibreOffice/7.3.7.2$Linux_X86_64 LibreOffice_project/30$Build-2</meta:generator>
    <dc:date>2025-04-16T10:04:45.064725262</dc:date>
    <meta:editing-duration>PT9M31S</meta:editing-duration>
    <meta:editing-cycles>1</meta:editing-cycles>
    <meta:document-statistic meta:table-count="0" meta:image-count="0" meta:object-count="0" meta:page-count="1" meta:paragraph-count="11" meta:word-count="195" meta:character-count="1141" meta:non-whitespace-character-count="952"/>
  </office:meta>
</office:document-meta>
</file>